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80808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objectwithoutfill">
      <style:graphic-properties svg:stroke-width="0.051cm" svg:stroke-color="#3465a4" draw:marker-start="Circle" draw:marker-start-width="0.279cm" draw:marker-end-width="0.279cm" draw:fill="solid" draw:textarea-vertical-align="middle" fo:padding-top="0.1cm" fo:padding-bottom="0.1cm" fo:padding-left="0.225cm" fo:padding-right="0.225cm"/>
    </style:style>
    <style:style style:name="gr4" style:family="graphic" style:parent-style-name="objectwithoutfill">
      <style:graphic-properties svg:stroke-width="0.051cm" svg:stroke-color="#ed4c05" draw:marker-start="Circle" draw:marker-start-width="0.279cm" draw:marker-end="Circle" draw:marker-end-width="0.279cm" draw:fill="solid" draw:textarea-vertical-align="middle" fo:padding-top="0.1cm" fo:padding-bottom="0.1cm" fo:padding-left="0.225cm" fo:padding-right="0.2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096cm"/>
      <style:paragraph-properties style:writing-mode="lr-tb"/>
    </style:style>
    <style:style style:name="gr7" style:family="graphic" style:parent-style-name="objectwithoutfill">
      <style:graphic-properties svg:stroke-width="0.051cm" draw:marker-start="Circle" draw:marker-start-width="0.279cm" draw:marker-end-width="0.279cm" draw:fill="solid" draw:textarea-vertical-align="middle" fo:padding-top="0.1cm" fo:padding-bottom="0.1cm" fo:padding-left="0.225cm" fo:padding-right="0.2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7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3" style:family="graphic" style:parent-style-name="objectwithoutfill">
      <style:graphic-properties svg:stroke-width="0.051cm" svg:stroke-color="#3465a4" draw:marker-start="Circle" draw:marker-start-width="0.279cm" draw:marker-end="Circle" draw:marker-end-width="0.279cm" draw:fill="solid" draw:textarea-vertical-align="middle" fo:padding-top="0.1cm" fo:padding-bottom="0.1cm" fo:padding-left="0.225cm" fo:padding-right="0.2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6" style:family="graphic" style:parent-style-name="objectwithoutfill">
      <style:graphic-properties svg:stroke-width="0.051cm" svg:stroke-color="#e8a202" draw:marker-start="Circle" draw:marker-start-width="0.279cm" draw:marker-end="" draw:marker-end-width="0.279cm" draw:fill="solid" draw:textarea-vertical-align="middle" fo:padding-top="0.1cm" fo:padding-bottom="0.1cm" fo:padding-left="0.225cm" fo:padding-right="0.2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29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6cm" fo:min-width="0cm"/>
      <style:paragraph-properties style:writing-mode="lr-tb"/>
    </style:style>
    <style:style style:name="gr20" style:family="graphic" style:parent-style-name="objectwithoutfill">
      <style:graphic-properties svg:stroke-width="0.051cm" svg:stroke-color="#e8a202" draw:marker-start-width="0.279cm" draw:marker-end="Circle" draw:marker-end-width="0.279cm" draw:fill="solid" draw:textarea-vertical-align="middle" fo:padding-top="0.1cm" fo:padding-bottom="0.1cm" fo:padding-left="0.225cm" fo:padding-right="0.225cm"/>
    </style:style>
    <style:style style:name="gr21" style:family="graphic" style:parent-style-name="objectwithoutfill">
      <style:graphic-properties svg:stroke-width="0.051cm" svg:stroke-color="#e8a202" draw:marker-start="Circle" draw:marker-start-width="0.279cm" draw:marker-end="Circle" draw:marker-end-width="0.279cm" draw:fill="solid" draw:textarea-vertical-align="middle" fo:padding-top="0.1cm" fo:padding-bottom="0.1cm" fo:padding-left="0.225cm" fo:padding-right="0.2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95cm" fo:min-width="0cm"/>
      <style:paragraph-properties style:writing-mode="lr-tb"/>
    </style:style>
    <style:style style:name="gr23" style:family="graphic" style:parent-style-name="objectwithoutfill">
      <style:graphic-properties svg:stroke-width="0.051cm" svg:stroke-color="#ed4c05" draw:marker-start-width="0.279cm" draw:marker-end="Circle" draw:marker-end-width="0.279cm" draw:fill="solid" draw:textarea-vertical-align="middle" fo:padding-top="0.1cm" fo:padding-bottom="0.1cm" fo:padding-left="0.225cm" fo:padding-right="0.2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92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  <style:paragraph-properties style:writing-mode="lr-tb"/>
    </style:style>
    <style:style style:name="gr26" style:family="graphic" style:parent-style-name="objectwithoutfill">
      <style:graphic-properties svg:stroke-width="0.051cm" svg:stroke-color="#000000" draw:marker-start-width="0.279cm" draw:marker-end="Circle" draw:marker-end-width="0.279cm" draw:fill="solid" draw:textarea-vertical-align="middle" fo:padding-top="0.1cm" fo:padding-bottom="0.1cm" fo:padding-left="0.225cm" fo:padding-right="0.225cm"/>
    </style:style>
    <style:style style:name="gr27" style:family="graphic" style:parent-style-name="objectwithoutfill">
      <style:graphic-properties svg:stroke-width="0.051cm" svg:stroke-color="#3465a4" draw:marker-start-width="0.279cm" draw:marker-end="Circle" draw:marker-end-width="0.279cm" draw:fill="solid" draw:textarea-vertical-align="middle" fo:padding-top="0.1cm" fo:padding-bottom="0.1cm" fo:padding-left="0.225cm" fo:padding-right="0.225cm"/>
    </style:style>
    <style:style style:name="gr28" style:family="graphic" style:parent-style-name="objectwithoutfill">
      <style:graphic-properties svg:stroke-width="0.051cm" svg:stroke-color="#3465a4" draw:marker-start="" draw:marker-start-width="0.279cm" draw:marker-end-width="0.279cm" draw:fill="solid" draw:textarea-vertical-align="middle" fo:padding-top="0.1cm" fo:padding-bottom="0.1cm" fo:padding-left="0.225cm" fo:padding-right="0.225cm"/>
    </style:style>
    <style:style style:name="gr29" style:family="graphic" style:parent-style-name="objectwithoutfill">
      <style:graphic-properties svg:stroke-width="0.102cm" svg:stroke-color="#80808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808080"/>
    </style:style>
    <style:style style:name="P4" style:family="paragraph">
      <loext:graphic-properties draw:fill="none" draw:fill-color="#ffffff"/>
      <style:paragraph-properties style:writing-mode="lr-tb"/>
      <style:text-properties fo:color="#ed4c05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3465a4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color="#e8a202"/>
    </style:style>
    <style:style style:name="P9" style:family="paragraph">
      <loext:graphic-properties draw:fill="none" draw:fill-color="#ffffff"/>
      <style:paragraph-properties style:writing-mode="lr-tb"/>
      <style:text-properties fo:color="#e8a202" fo:font-weight="bold" style:font-weight-asian="bold" style:font-weight-complex="bold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 style:writing-mode="lr-tb"/>
      <style:text-properties fo:color="#3465a4"/>
    </style:style>
    <style:style style:name="P12" style:family="paragraph">
      <loext:graphic-properties draw:fill="none" draw:fill-color="#ffffff"/>
      <style:paragraph-properties fo:text-align="end" style:writing-mode="lr-tb"/>
      <style:text-properties fo:color="#e8a202"/>
    </style:style>
    <style:style style:name="P13" style:family="paragraph">
      <loext:graphic-properties draw:fill="none" draw:fill-color="#ffffff"/>
      <style:paragraph-properties style:writing-mode="lr-tb"/>
      <style:text-properties fo:color="#000000"/>
    </style:style>
    <style:style style:name="T1" style:family="text">
      <style:text-properties fo:color="#808080"/>
    </style:style>
    <style:style style:name="T2" style:family="text">
      <style:text-properties fo:color="#ed4c05" fo:font-weight="bold" style:font-weight-asian="bold" style:font-weight-complex="bold"/>
    </style:style>
    <style:style style:name="T3" style:family="text">
      <style:text-properties fo:color="#ed4c0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3465a4"/>
    </style:style>
    <style:style style:name="T6" style:family="text">
      <style:text-properties fo:color="#3465a4" fo:font-weight="bold" style:font-weight-asian="bold" style:font-weight-complex="bold"/>
    </style:style>
    <style:style style:name="T7" style:family="text">
      <style:text-properties fo:color="#ed4c05" style:font-name="Liberation Sans1" fo:font-weight="normal" style:font-name-asian="Liberation Sans1" style:font-weight-asian="normal" style:font-name-complex="Liberation Sans1" style:font-weight-complex="normal"/>
    </style:style>
    <style:style style:name="T8" style:family="text">
      <style:text-properties fo:color="#e8a202" style:font-name="Liberation Sans1" fo:font-weight="normal" style:font-name-asian="Liberation Sans1" style:font-weight-asian="normal" style:font-name-complex="Liberation Sans1" style:font-weight-complex="normal"/>
    </style:style>
    <style:style style:name="T9" style:family="text">
      <style:text-properties fo:color="#3465a4" style:font-name="Liberation Sans1" fo:font-weight="normal" style:font-name-asian="Liberation Sans1" style:font-weight-asian="normal" style:font-name-complex="Liberation Sans1" style:font-weight-complex="normal"/>
    </style:style>
    <style:style style:name="T10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e8a202"/>
    </style:style>
    <style:style style:name="T13" style:family="text">
      <style:text-properties fo:color="#e8a202" fo:font-weight="bold" style:font-weight-asian="bold" style:font-weight-complex="bold"/>
    </style:style>
    <style:style style:name="T14" style:family="text">
      <style:text-properties fo:color="#3465a4" fo:font-weight="normal" style:font-weight-asian="normal" style:font-weight-complex="normal"/>
    </style:style>
    <style:style style:name="T15" style:family="text">
      <style:text-properties fo:color="#e8a202" fo:font-weight="normal" style:font-weight-asian="normal" style:font-weight-complex="normal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8.62cm" svg:y1="19.352cm" svg:x2="8.62cm" svg:y2="20.622cm">
            <text:p/>
          </draw:line>
          <draw:frame draw:style-name="gr2" draw:text-style-name="P3" draw:layer="layout" svg:width="2.032cm" svg:height="0.962cm" svg:x="7.604cm" svg:y="20.749cm">
            <draw:text-box>
              <text:p text:style-name="P2"><text:span text:style-name="T1">2007</text:span></text:p>
            </draw:text-box>
          </draw:frame>
        </draw:g>
        <draw:g>
          <draw:line draw:style-name="gr1" draw:text-style-name="P1" draw:layer="layout" svg:x1="21.293cm" svg:y1="19.352cm" svg:x2="21.293cm" svg:y2="20.622cm">
            <text:p/>
          </draw:line>
          <draw:frame draw:style-name="gr2" draw:text-style-name="P3" draw:layer="layout" svg:width="1.328cm" svg:height="0.962cm" svg:x="20.627cm" svg:y="20.749cm">
            <draw:text-box>
              <text:p text:style-name="P2"><text:span text:style-name="T1">08</text:span></text:p>
            </draw:text-box>
          </draw:frame>
        </draw:g>
        <draw:g>
          <draw:line draw:style-name="gr1" draw:text-style-name="P1" draw:layer="layout" svg:x1="34.006cm" svg:y1="19.333cm" svg:x2="34.006cm" svg:y2="20.603cm">
            <text:p/>
          </draw:line>
          <draw:frame draw:style-name="gr2" draw:text-style-name="P3" draw:layer="layout" svg:width="1.328cm" svg:height="0.962cm" svg:x="33.34cm" svg:y="20.73cm">
            <draw:text-box>
              <text:p text:style-name="P2"><text:span text:style-name="T1">09</text:span></text:p>
            </draw:text-box>
          </draw:frame>
        </draw:g>
        <draw:g>
          <draw:line draw:style-name="gr1" draw:text-style-name="P1" draw:layer="layout" svg:x1="46.706cm" svg:y1="19.404cm" svg:x2="46.706cm" svg:y2="20.674cm">
            <text:p/>
          </draw:line>
          <draw:frame draw:style-name="gr2" draw:text-style-name="P3" draw:layer="layout" svg:width="1.328cm" svg:height="0.962cm" svg:x="46.04cm" svg:y="20.801cm">
            <draw:text-box>
              <text:p text:style-name="P2"><text:span text:style-name="T1">10</text:span></text:p>
            </draw:text-box>
          </draw:frame>
        </draw:g>
        <draw:g>
          <draw:line draw:style-name="gr1" draw:text-style-name="P1" draw:layer="layout" svg:x1="59.393cm" svg:y1="19.404cm" svg:x2="59.393cm" svg:y2="20.674cm">
            <text:p/>
          </draw:line>
          <draw:frame draw:style-name="gr2" draw:text-style-name="P3" draw:layer="layout" svg:width="1.328cm" svg:height="0.962cm" svg:x="58.727cm" svg:y="20.801cm">
            <draw:text-box>
              <text:p text:style-name="P2"><text:span text:style-name="T1">11</text:span></text:p>
            </draw:text-box>
          </draw:frame>
        </draw:g>
        <draw:g>
          <draw:line draw:style-name="gr1" draw:text-style-name="P1" draw:layer="layout" svg:x1="72.151cm" svg:y1="19.393cm" svg:x2="72.151cm" svg:y2="20.663cm">
            <text:p/>
          </draw:line>
          <draw:frame draw:style-name="gr2" draw:text-style-name="P3" draw:layer="layout" svg:width="1.328cm" svg:height="0.962cm" svg:x="71.485cm" svg:y="20.79cm">
            <draw:text-box>
              <text:p text:style-name="P2"><text:span text:style-name="T1">12</text:span></text:p>
            </draw:text-box>
          </draw:frame>
        </draw:g>
        <draw:g>
          <draw:line draw:style-name="gr1" draw:text-style-name="P1" draw:layer="layout" svg:x1="84.871cm" svg:y1="19.404cm" svg:x2="84.871cm" svg:y2="20.674cm">
            <text:p/>
          </draw:line>
          <draw:frame draw:style-name="gr2" draw:text-style-name="P3" draw:layer="layout" svg:width="1.328cm" svg:height="0.962cm" svg:x="84.205cm" svg:y="20.801cm">
            <draw:text-box>
              <text:p text:style-name="P2"><text:span text:style-name="T1">13</text:span></text:p>
            </draw:text-box>
          </draw:frame>
        </draw:g>
        <draw:g>
          <draw:line draw:style-name="gr1" draw:text-style-name="P1" draw:layer="layout" svg:x1="97.571cm" svg:y1="19.404cm" svg:x2="97.571cm" svg:y2="20.674cm">
            <text:p/>
          </draw:line>
          <draw:frame draw:style-name="gr2" draw:text-style-name="P3" draw:layer="layout" svg:width="1.328cm" svg:height="0.962cm" svg:x="96.905cm" svg:y="20.801cm">
            <draw:text-box>
              <text:p text:style-name="P2"><text:span text:style-name="T1">14</text:span></text:p>
            </draw:text-box>
          </draw:frame>
          <draw:line draw:style-name="gr1" draw:text-style-name="P1" draw:layer="layout" svg:x1="97.571cm" svg:y1="19.392cm" svg:x2="97.571cm" svg:y2="20.662cm">
            <text:p/>
          </draw:line>
          <draw:frame draw:style-name="gr2" draw:text-style-name="P3" draw:layer="layout" svg:width="1.328cm" svg:height="0.962cm" svg:x="96.905cm" svg:y="20.789cm">
            <draw:text-box>
              <text:p text:style-name="P2"><text:span text:style-name="T1">14</text:span></text:p>
            </draw:text-box>
          </draw:frame>
        </draw:g>
        <draw:g>
          <draw:line draw:style-name="gr1" draw:text-style-name="P1" draw:layer="layout" svg:x1="110.271cm" svg:y1="19.391cm" svg:x2="110.271cm" svg:y2="20.661cm">
            <text:p/>
          </draw:line>
          <draw:frame draw:style-name="gr2" draw:text-style-name="P3" draw:layer="layout" svg:width="1.328cm" svg:height="0.962cm" svg:x="109.605cm" svg:y="20.788cm">
            <draw:text-box>
              <text:p text:style-name="P2"><text:span text:style-name="T1">15</text:span></text:p>
            </draw:text-box>
          </draw:frame>
        </draw:g>
        <draw:g>
          <draw:line draw:style-name="gr1" draw:text-style-name="P1" draw:layer="layout" svg:x1="122.951cm" svg:y1="19.404cm" svg:x2="122.951cm" svg:y2="20.674cm">
            <text:p/>
          </draw:line>
          <draw:frame draw:style-name="gr2" draw:text-style-name="P3" draw:layer="layout" svg:width="1.328cm" svg:height="0.962cm" svg:x="122.285cm" svg:y="20.801cm">
            <draw:text-box>
              <text:p text:style-name="P2"><text:span text:style-name="T1">16</text:span></text:p>
            </draw:text-box>
          </draw:frame>
        </draw:g>
        <draw:g>
          <draw:line draw:style-name="gr1" draw:text-style-name="P1" draw:layer="layout" svg:x1="135.651cm" svg:y1="19.393cm" svg:x2="135.651cm" svg:y2="20.663cm">
            <text:p/>
          </draw:line>
          <draw:frame draw:style-name="gr2" draw:text-style-name="P3" draw:layer="layout" svg:width="1.328cm" svg:height="0.962cm" svg:x="134.985cm" svg:y="20.79cm">
            <draw:text-box>
              <text:p text:style-name="P2"><text:span text:style-name="T1">17</text:span></text:p>
            </draw:text-box>
          </draw:frame>
        </draw:g>
        <draw:g>
          <draw:line draw:style-name="gr1" draw:text-style-name="P1" draw:layer="layout" svg:x1="148.351cm" svg:y1="19.419cm" svg:x2="148.351cm" svg:y2="20.689cm">
            <text:p/>
          </draw:line>
          <draw:frame draw:style-name="gr2" draw:text-style-name="P3" draw:layer="layout" svg:width="1.328cm" svg:height="0.962cm" svg:x="147.685cm" svg:y="20.816cm">
            <draw:text-box>
              <text:p text:style-name="P2"><text:span text:style-name="T1">18</text:span></text:p>
            </draw:text-box>
          </draw:frame>
        </draw:g>
        <draw:line draw:style-name="gr3" draw:text-style-name="P1" draw:layer="layout" svg:x1="12.811cm" svg:y1="10.608cm" svg:x2="12.811cm" svg:y2="20.05cm">
          <text:p/>
        </draw:line>
        <draw:line draw:style-name="gr4" draw:text-style-name="P1" draw:layer="layout" svg:x1="14.208cm" svg:y1="14.97cm" svg:x2="14.208cm" svg:y2="23.86cm">
          <text:p/>
        </draw:line>
        <draw:frame draw:style-name="gr5" draw:text-style-name="P4" draw:layer="layout" svg:width="9.779cm" svg:height="3.019cm" svg:x="14.207cm" svg:y="14.697cm">
          <draw:text-box>
            <text:p><text:span text:style-name="T2">Estonia</text:span><text:span text:style-name="T3"> is hit with a month-long wave of DDoS attacks that take down most domestic websites</text:span></text:p>
          </draw:text-box>
        </draw:frame>
        <draw:frame draw:style-name="gr6" draw:text-style-name="P5" draw:layer="layout" svg:width="9.469cm" svg:height="3.346cm" svg:x="9.846cm" svg:y="6.715cm">
          <draw:text-box>
            <text:p>Dmytro Oleksiuk aka Cr4sh sells <text:span text:style-name="T4">BlackEnergy</text:span>, a DDoS botnet tool, on Russian-language hacker forums for $40</text:p>
          </draw:text-box>
        </draw:frame>
        <draw:line draw:style-name="gr7" draw:text-style-name="P1" draw:layer="layout" svg:x1="9.89cm" svg:y1="6.95cm" svg:x2="9.892cm" svg:y2="20.027cm">
          <text:p/>
        </draw:line>
        <draw:frame draw:style-name="gr8" draw:text-style-name="P6" draw:layer="layout" svg:width="10.501cm" svg:height="3.806cm" svg:x="12.778cm" svg:y="10.398cm">
          <draw:text-box>
            <text:p><text:span text:style-name="T5">Idaho National Laboratory’s </text:span><text:span text:style-name="T6">Project Aurora</text:span><text:span text:style-name="T5"> demonstrates that it is possible to destroy a diesel generator by sending malicious code to the protective relay </text:span></text:p>
          </draw:text-box>
        </draw:frame>
        <draw:frame draw:style-name="gr9" draw:text-style-name="P5" draw:layer="layout" svg:width="4.191cm" svg:height="3.095cm" svg:x="6.842cm" svg:y="2.27cm">
          <draw:text-box>
            <text:p><text:span text:style-name="T7">● </text:span><text:span text:style-name="T3">Russia</text:span></text:p>
            <text:p text:style-name="P7"><text:span text:style-name="T8">● </text:span><text:span text:style-name="T8">Sandworm</text:span></text:p>
            <text:p text:style-name="P7"><text:span text:style-name="T9">● </text:span><text:span text:style-name="T9">USA</text:span></text:p>
            <text:p text:style-name="P7"><text:span text:style-name="T10">● </text:span><text:span text:style-name="T10">other</text:span></text:p>
          </draw:text-box>
        </draw:frame>
        <draw:frame draw:style-name="gr10" draw:text-style-name="P4" draw:layer="layout" svg:width="4.645cm" svg:height="0.962cm" svg:x="14.262cm" svg:y="23.082cm">
          <draw:text-box>
            <text:p><text:span text:style-name="T3">First cyberwar</text:span></text:p>
          </draw:text-box>
        </draw:frame>
        <draw:line draw:style-name="gr4" draw:text-style-name="P1" draw:layer="layout" svg:x1="30.21cm" svg:y1="14.97cm" svg:x2="30.21cm" svg:y2="23.86cm">
          <text:p/>
        </draw:line>
        <draw:frame draw:style-name="gr11" draw:text-style-name="P4" draw:layer="layout" svg:width="9.341cm" svg:height="4.322cm" svg:x="30.237cm" svg:y="14.769cm">
          <draw:text-box>
            <text:p><text:span text:style-name="T3">As a prelude to and in coordination with physical attacks, Russia hits </text:span><text:span text:style-name="T2">Georgia</text:span><text:span text:style-name="T3"> with four days of DDoS attacks controlled using </text:span><text:span text:style-name="T2">BlackEnergy</text:span></text:p>
          </draw:text-box>
        </draw:frame>
        <draw:frame draw:style-name="gr12" draw:text-style-name="P4" draw:layer="layout" svg:width="8.397cm" svg:height="2.384cm" svg:x="30.192cm" svg:y="21.728cm">
          <draw:text-box>
            <text:p><text:span text:style-name="T3">First time a country openly combines hacker disruption with traditional warfare</text:span></text:p>
          </draw:text-box>
        </draw:frame>
        <draw:line draw:style-name="gr13" draw:text-style-name="P1" draw:layer="layout" svg:x1="40.37cm" svg:y1="14.97cm" svg:x2="40.37cm" svg:y2="23.86cm">
          <text:p/>
        </draw:line>
        <draw:frame draw:style-name="gr14" draw:text-style-name="P6" draw:layer="layout" svg:width="9.341cm" svg:height="3.095cm" svg:x="40.37cm" svg:y="14.716cm">
          <draw:text-box>
            <text:p><text:span text:style-name="T5">NSA’s </text:span><text:span text:style-name="T6">Stuxnet</text:span><text:span text:style-name="T5"> malware accelerates Iran’s nuclear enrichment centrifuges until they destroy themselves</text:span></text:p>
          </draw:text-box>
        </draw:frame>
        <draw:frame draw:style-name="gr15" draw:text-style-name="P6" draw:layer="layout" svg:width="8.651cm" svg:height="1.673cm" svg:x="40.382cm" svg:y="22.428cm">
          <draw:text-box>
            <text:p><text:span text:style-name="T5">Crossed line from digital hacking to physical sabotage</text:span></text:p>
          </draw:text-box>
        </draw:frame>
        <draw:frame draw:style-name="gr9" draw:text-style-name="P5" draw:layer="layout" svg:width="10.604cm" svg:height="3.095cm" svg:x="65.262cm" svg:y="14.716cm">
          <draw:text-box>
            <text:p>Benjamin Delpy releases <text:span text:style-name="T4">Mimikatz</text:span>, a program that uses Windows’ WDigest feature to pull and decrypt credentials from memory</text:p>
          </draw:text-box>
        </draw:frame>
        <draw:line draw:style-name="gr7" draw:text-style-name="P1" draw:layer="layout" svg:x1="65.262cm" svg:y1="14.97cm" svg:x2="65.262cm" svg:y2="20.05cm">
          <text:p/>
        </draw:line>
        <draw:frame draw:style-name="gr9" draw:text-style-name="P5" draw:layer="layout" svg:width="8.136cm" svg:height="3.095cm" svg:x="76.938cm" svg:y="14.699cm">
          <draw:text-box>
            <text:p>Delpy posts source code for <text:span text:style-name="T4">Mimikatz</text:span><text:span text:style-name="T11"> on GitHub and it becomes a universal tool in the hacker toolkit</text:span></text:p>
          </draw:text-box>
        </draw:frame>
        <draw:line draw:style-name="gr7" draw:text-style-name="P1" draw:layer="layout" svg:x1="76.946cm" svg:y1="14.93cm" svg:x2="76.946cm" svg:y2="20.05cm">
          <text:p/>
        </draw:line>
        <draw:frame draw:style-name="gr15" draw:text-style-name="P4" draw:layer="layout" svg:width="6.985cm" svg:height="1.673cm" svg:x="99.344cm" svg:y="14.697cm">
          <draw:text-box>
            <text:p><text:span text:style-name="T2">CyberBerkut</text:span><text:span text:style-name="T3"> disrupts </text:span><text:span text:style-name="T2">Ukraine</text:span><text:span text:style-name="T3">’s elections</text:span></text:p>
          </draw:text-box>
        </draw:frame>
        <draw:line draw:style-name="gr16" draw:text-style-name="P1" draw:layer="layout" svg:x1="106.362cm" svg:y1="10.868cm" svg:x2="106.362cm" svg:y2="20.029cm">
          <text:p/>
        </draw:line>
        <draw:frame draw:style-name="gr17" draw:text-style-name="P8" draw:layer="layout" svg:width="8.953cm" svg:height="4.517cm" svg:x="106.361cm" svg:y="10.652cm">
          <draw:text-box>
            <text:p><text:span text:style-name="T12">iSight Partners discovers a 5+ year espionage campaign by a Russian group they name </text:span><text:span text:style-name="T13">Sandworm</text:span><text:span text:style-name="T12">, which used a variant of </text:span><text:span text:style-name="T13">BlackEnergy</text:span><text:span text:style-name="T12"> to target NATO and </text:span><text:span text:style-name="T13">Ukraine</text:span></text:p>
          </draw:text-box>
        </draw:frame>
        <draw:line draw:style-name="gr3" draw:text-style-name="P1" draw:layer="layout" svg:x1="106.951cm" svg:y1="15.732cm" svg:x2="106.951cm" svg:y2="20.05cm">
          <text:p/>
        </draw:line>
        <draw:frame draw:style-name="gr8" draw:text-style-name="P6" draw:layer="layout" svg:width="10.501cm" svg:height="3.806cm" svg:x="106.878cm" svg:y="15.478cm">
          <draw:text-box>
            <text:p><text:span text:style-name="T5">ICS-CERT reports that </text:span><text:span text:style-name="T6">Sandworm</text:span><text:span text:style-name="T14"> had penetrated and performed reconnaissance against critical infrastructure targets in Ukraine, Poland, and the USA</text:span></text:p>
          </draw:text-box>
        </draw:frame>
        <draw:frame draw:style-name="gr18" draw:text-style-name="P8" draw:layer="layout" svg:width="9.752cm" svg:height="6.979cm" svg:x="110.836cm" svg:y="3.219cm">
          <draw:text-box>
            <text:p><text:span text:style-name="T13">Sandworm</text:span><text:span text:style-name="T12"> brings down systems at media companies, the country’s largest railway company, and Kiev’s main airport in </text:span><text:span text:style-name="T13">Ukraine</text:span><text:span text:style-name="T15"> using all-purpose </text:span><text:span text:style-name="T13">BlackEnergy</text:span><text:span text:style-name="T15"> for access and reconnaissance, </text:span><text:span text:style-name="T13">Mimikatz</text:span><text:span text:style-name="T15"> for further access, and </text:span><text:span text:style-name="T13">KillDisk</text:span><text:span text:style-name="T15"> for data destruction</text:span><text:span text:style-name="T12"> </text:span></text:p>
          </draw:text-box>
        </draw:frame>
        <draw:frame draw:style-name="gr19" draw:text-style-name="P9" draw:layer="layout" svg:width="7.947cm" svg:height="4.006cm" svg:x="120.542cm" svg:y="14.266cm">
          <draw:text-box>
            <text:p><text:span text:style-name="T13">Sandworm </text:span><text:span text:style-name="T15">takes down power grid in western </text:span><text:span text:style-name="T13">Ukraine</text:span><text:span text:style-name="T15"> for six hours again using </text:span><text:span text:style-name="T13">BlackEnergy</text:span><text:span text:style-name="T15">, </text:span><text:span text:style-name="T13">Mimikatz</text:span><text:span text:style-name="T15">, and </text:span><text:span text:style-name="T13">KillDisk</text:span></text:p>
          </draw:text-box>
        </draw:frame>
        <draw:frame draw:style-name="gr12" draw:text-style-name="P8" draw:layer="layout" svg:width="8.651cm" svg:height="2.384cm" svg:x="122.577cm" svg:y="21.731cm">
          <draw:text-box>
            <text:p><text:span text:style-name="T12">First known blackout caused by hackers; crossed line from military to civilian</text:span></text:p>
          </draw:text-box>
        </draw:frame>
        <draw:g>
          <draw:line draw:style-name="gr1" draw:text-style-name="P1" draw:layer="layout" svg:x1="160.993cm" svg:y1="19.469cm" svg:x2="160.993cm" svg:y2="20.739cm">
            <text:p/>
          </draw:line>
          <draw:frame draw:style-name="gr2" draw:text-style-name="P3" draw:layer="layout" svg:width="1.328cm" svg:height="0.962cm" svg:x="160.327cm" svg:y="20.866cm">
            <draw:text-box>
              <text:p text:style-name="P2"><text:span text:style-name="T1">19</text:span></text:p>
            </draw:text-box>
          </draw:frame>
        </draw:g>
        <draw:frame draw:style-name="gr17" draw:text-style-name="P4" draw:layer="layout" svg:width="6.142cm" svg:height="4.517cm" svg:x="146.75cm" svg:y="8.801cm">
          <draw:text-box>
            <text:p><text:span text:style-name="T2">Olympic Destroyer</text:span><text:span text:style-name="T3"> malware destroys Olympic’s staff’s domain controllers</text:span></text:p>
          </draw:text-box>
        </draw:frame>
        <draw:frame draw:style-name="gr14" draw:text-style-name="P11" draw:layer="layout" svg:width="12.279cm" svg:height="3.095cm" svg:x="153.007cm" svg:y="8.827cm">
          <draw:text-box>
            <text:p text:style-name="P10"><text:span text:style-name="T5">White House releases statement tying </text:span><text:span text:style-name="T6">NotPetya</text:span><text:span text:style-name="T5"> to Russia, condemning the attack, acknowledging Russia’s cyberwar in </text:span><text:span text:style-name="T6">Ukraine</text:span><text:span text:style-name="T5">, and promising consequences</text:span></text:p>
          </draw:text-box>
        </draw:frame>
        <draw:frame draw:style-name="gr17" draw:text-style-name="P6" draw:layer="layout" svg:width="9.852cm" svg:height="4.517cm" svg:x="151.93cm" svg:y="14.797cm">
          <draw:text-box>
            <text:p><text:span text:style-name="T5">US DOJ indicts twelve GRU hackers for interfering in the 2016 US elections: nine from unit 26165 (suspected to be </text:span><text:span text:style-name="T6">Fancy Bear</text:span><text:span text:style-name="T5">) and three from unit 74455 (suspected to be </text:span><text:span text:style-name="T6">Sandworm</text:span><text:span text:style-name="T5">)</text:span></text:p>
          </draw:text-box>
        </draw:frame>
        <draw:line draw:style-name="gr3" draw:text-style-name="P1" draw:layer="layout" svg:x1="151.114cm" svg:y1="12.684cm" svg:x2="151.112cm" svg:y2="20.064cm">
          <text:p/>
        </draw:line>
        <draw:frame draw:style-name="gr12" draw:text-style-name="P6" draw:layer="layout" svg:width="10.389cm" svg:height="2.384cm" svg:x="151.139cm" svg:y="12.462cm">
          <draw:text-box>
            <text:p><text:span text:style-name="T5">US Treasury announces </text:span><text:span text:style-name="T6">new sanctions</text:span><text:span text:style-name="T14"> against nineteen people and five organizations in Russia</text:span></text:p>
          </draw:text-box>
        </draw:frame>
        <draw:connector draw:style-name="gr20" draw:text-style-name="P1" draw:layer="layout" draw:line-skew="-1.715cm" svg:x1="119.877cm" svg:y1="20.061cm" svg:x2="110.841cm" svg:y2="3.402cm" svg:d="M119877 20061v-10044h-9036v-6615" svg:viewBox="0 0 9037 16660">
          <text:p/>
        </draw:connector>
        <draw:connector draw:style-name="gr21" draw:text-style-name="P1" draw:layer="layout" draw:line-skew="-0.904cm" svg:x1="122.52cm" svg:y1="23.874cm" svg:x2="120.482cm" svg:y2="14.477cm" svg:d="M122520 23874v-5602h-2038v-3795" svg:viewBox="0 0 2039 9398">
          <text:p/>
        </draw:connector>
        <draw:frame draw:style-name="gr22" draw:text-style-name="P4" draw:layer="layout" svg:width="10.587cm" svg:height="4.845cm" svg:x="120.923cm" svg:y="8.928cm">
          <draw:text-box>
            <text:p><text:span text:style-name="T2">Cozy Bear</text:span><text:span text:style-name="T3"> and </text:span><text:span text:style-name="T2">Fancy Bear</text:span><text:span text:style-name="T3"> penetrate the US Democratic National Committee and leak stolen documents to disrupt US elections and shift attention away from the blackout attacks in Ukraine</text:span></text:p>
          </draw:text-box>
        </draw:frame>
        <draw:frame draw:style-name="gr17" draw:text-style-name="P4" draw:layer="layout" svg:width="10.769cm" svg:height="4.517cm" svg:x="120.914cm" svg:y="3.186cm">
          <draw:text-box>
            <text:p><text:span text:style-name="T2">Shadow Brokers</text:span><text:span text:style-name="T3"> breach NSA’s Equation Group and release stolen hacking tools, some of which exploit zero-days, to embarrass the NSA and put a mirror up to American accusations of reckless hacking</text:span></text:p>
          </draw:text-box>
        </draw:frame>
        <draw:frame draw:style-name="gr15" draw:text-style-name="P4" draw:layer="layout" svg:width="10.063cm" svg:height="1.673cm" svg:x="122.13cm" svg:y="1.081cm">
          <draw:text-box>
            <text:p><text:span text:style-name="T2">Shadow Brokers</text:span><text:span text:style-name="T3"> release IP addresses of NSA staging servers</text:span></text:p>
          </draw:text-box>
        </draw:frame>
        <draw:connector draw:style-name="gr23" draw:text-style-name="P1" draw:layer="layout" draw:line-skew="-0.985cm" svg:x1="102.52cm" svg:y1="20.074cm" svg:x2="99.318cm" svg:y2="14.883cm" svg:d="M102520 20074v-3580h-3202v-1611" svg:viewBox="0 0 3203 5192">
          <text:p/>
        </draw:connector>
        <draw:connector draw:style-name="gr23" draw:text-style-name="P1" draw:layer="layout" draw:line-skew="-1.155cm" svg:x1="129.201cm" svg:y1="20.055cm" svg:x2="120.933cm" svg:y2="9.147cm" svg:d="M129201 20055v-6609h-8268v-4299" svg:viewBox="0 0 8269 10909">
          <text:p/>
        </draw:connector>
        <draw:connector draw:style-name="gr23" draw:text-style-name="P1" draw:layer="layout" draw:line-skew="-4.014cm" svg:x1="131.863cm" svg:y1="20.087cm" svg:x2="120.915cm" svg:y2="3.402cm" svg:d="M131863 20087v-12356h-10948v-4329" svg:viewBox="0 0 10949 16686">
          <text:p/>
        </draw:connector>
        <draw:frame draw:style-name="gr24" draw:text-style-name="P8" draw:layer="layout" svg:width="7.766cm" svg:height="5.242cm" svg:x="133.569cm" svg:y="1.219cm">
          <draw:text-box>
            <text:p><text:span text:style-name="T13">Ukraine</text:span><text:span text:style-name="T12"> receives even broader wave of attacks, probably rooted in </text:span><text:span text:style-name="T13">BlackEnergy</text:span><text:span text:style-name="T12"> footholds secured the previous year then expanded using </text:span><text:span text:style-name="T13">Mimikatz</text:span></text:p>
          </draw:text-box>
        </draw:frame>
        <draw:connector draw:style-name="gr20" draw:text-style-name="P1" draw:layer="layout" draw:line-skew="-4.259cm" svg:x1="134.707cm" svg:y1="20.075cm" svg:x2="133.573cm" svg:y2="1.365cm" svg:d="M134707 20075v-13614h-1134v-5096" svg:viewBox="0 0 1135 18711">
          <text:p/>
        </draw:connector>
        <draw:frame draw:style-name="gr17" draw:text-style-name="P8" draw:layer="layout" svg:width="7.004cm" svg:height="4.517cm" svg:x="135.174cm" svg:y="7.159cm">
          <draw:text-box>
            <text:p><text:span text:style-name="T13">Ukraine</text:span><text:span text:style-name="T12"> attacks culminate in a one hour blackout achieved using ddl’s dubbed </text:span><text:span text:style-name="T13">Industroyer</text:span><text:span text:style-name="T12"> or </text:span><text:span text:style-name="T13">Crash Override</text:span></text:p>
          </draw:text-box>
        </draw:frame>
        <draw:frame draw:style-name="gr12" draw:text-style-name="P8" draw:layer="layout" svg:width="7.935cm" svg:height="2.384cm" svg:x="131.378cm" svg:y="21.731cm">
          <draw:text-box>
            <text:p><text:span text:style-name="T12">Second-ever piece of code in the wild to directly attack the physical world</text:span></text:p>
          </draw:text-box>
        </draw:frame>
        <draw:frame draw:style-name="gr17" draw:text-style-name="P12" draw:layer="layout" svg:width="8.047cm" svg:height="4.517cm" svg:x="153.054cm" svg:y="3.848cm">
          <draw:text-box>
            <text:p text:style-name="P10"><text:span text:style-name="T13">Bad Rabbit</text:span><text:span text:style-name="T12"> malware attack primarily hits Russian websites, which is speculated to be a smoke screen, and some targeted infrastructure in Ukraine</text:span></text:p>
          </draw:text-box>
        </draw:frame>
        <draw:connector draw:style-name="gr20" draw:text-style-name="P1" draw:layer="layout" draw:line-skew="-3.515cm" svg:x1="146.195cm" svg:y1="20.089cm" svg:x2="161.061cm" svg:y2="3.927cm" svg:d="M146195 20089v-11596h14866v-4566" svg:viewBox="0 0 14867 16163">
          <text:p/>
        </draw:connector>
        <draw:frame draw:style-name="gr25" draw:text-style-name="P4" draw:layer="layout" svg:width="6.758cm" svg:height="6.65cm" svg:x="135.593cm" svg:y="12.187cm">
          <draw:text-box>
            <text:p><text:span text:style-name="T2">Shadow Brokers</text:span><text:span text:style-name="T3"> release 20+ of the NSA’s hacking tools, including </text:span><text:span text:style-name="T2">EternalBlue</text:span><text:span text:style-name="T3">, which exploits a zero-day in practically every version of Windows prior to Windows 8</text:span></text:p>
          </draw:text-box>
        </draw:frame>
        <draw:connector draw:style-name="gr23" draw:text-style-name="P1" draw:layer="layout" draw:line-skew="2.546cm" svg:x1="139.207cm" svg:y1="20.101cm" svg:x2="135.606cm" svg:y2="12.366cm" svg:d="M139207 20101v-1321h-3601v-6414" svg:viewBox="0 0 3602 7736">
          <text:p/>
        </draw:connector>
        <draw:connector draw:style-name="gr23" draw:text-style-name="P1" draw:layer="layout" draw:line-skew="-7.772cm" svg:x1="133.006cm" svg:y1="20.101cm" svg:x2="122.154cm" svg:y2="1.253cm" svg:d="M133006 20101v-17196h-10852v-1652" svg:viewBox="0 0 10853 18849">
          <text:p/>
        </draw:connector>
        <draw:frame draw:style-name="gr12" draw:text-style-name="P13" draw:layer="layout" svg:width="14.15cm" svg:height="2.384cm" svg:x="140.901cm" svg:y="1.232cm">
          <draw:text-box>
            <text:p><text:span text:style-name="T16">WannaCry</text:span><text:span text:style-name="T17"> ransomware, attributed to North Korean hacker group </text:span><text:span text:style-name="T16">Lazarus</text:span><text:span text:style-name="T17">, spreads globally using </text:span><text:span text:style-name="T16">EternalBlue</text:span><text:span text:style-name="T17"> until accidentally deactivated</text:span></text:p>
          </draw:text-box>
        </draw:frame>
        <draw:connector draw:style-name="gr26" draw:text-style-name="P1" draw:layer="layout" draw:line-skew="-6.939cm" svg:x1="142.039cm" svg:y1="20.088cm" svg:x2="140.905cm" svg:y2="1.378cm" svg:d="M142039 20088v-16294h-1134v-2416" svg:viewBox="0 0 1135 18711">
          <text:p/>
        </draw:connector>
        <draw:frame draw:style-name="gr8" draw:text-style-name="P8" draw:layer="layout" svg:width="9.59cm" svg:height="3.806cm" svg:x="142.586cm" svg:y="4.329cm">
          <draw:text-box>
            <text:p><text:span text:style-name="T13">NotPetya</text:span><text:span text:style-name="T12">, a direct descendant of the </text:span><text:span text:style-name="T13">KillDisk</text:span><text:span text:style-name="T12"> attacks starting 2015 but combined with </text:span><text:span text:style-name="T13">EternalBlue</text:span><text:span text:style-name="T12">, starts spreading in </text:span><text:span text:style-name="T13">Ukraine</text:span><text:span text:style-name="T12"> and is soon worldwide</text:span></text:p>
          </draw:text-box>
        </draw:frame>
        <draw:frame draw:style-name="gr12" draw:text-style-name="P13" draw:layer="layout" svg:width="5.784cm" svg:height="2.384cm" svg:x="139.557cm" svg:y="21.73cm">
          <draw:text-box>
            <text:p><text:span text:style-name="T17">Most damaging malware in history at $4B in damages</text:span></text:p>
          </draw:text-box>
        </draw:frame>
        <draw:connector draw:style-name="gr26" draw:text-style-name="P1" draw:layer="layout" draw:line-skew="-0.234cm" svg:x1="142.034cm" svg:y1="20.009cm" svg:x2="139.557cm" svg:y2="23.86cm" svg:d="M142034 20009v1692h-2477v2159" svg:viewBox="0 0 2478 3852">
          <text:p/>
        </draw:connector>
        <draw:frame draw:style-name="gr12" draw:text-style-name="P12" draw:layer="layout" svg:width="6.223cm" svg:height="2.384cm" svg:x="145.98cm" svg:y="21.701cm">
          <draw:text-box>
            <text:p text:style-name="P10"><text:span text:style-name="T12">Most damaging malware in history at $10B in damages</text:span></text:p>
          </draw:text-box>
        </draw:frame>
        <draw:connector draw:style-name="gr21" draw:text-style-name="P1" draw:layer="layout" draw:line-skew="6.007cm" svg:x1="131.428cm" svg:y1="24.007cm" svg:x2="135.188cm" svg:y2="7.38cm" svg:d="M131428 24007v-2306h3760v-14321" svg:viewBox="0 0 3761 16628">
          <text:p/>
        </draw:connector>
        <draw:connector draw:style-name="gr21" draw:text-style-name="P1" draw:layer="layout" draw:line-skew="7.496cm" svg:x1="152.121cm" svg:y1="23.869cm" svg:x2="142.624cm" svg:y2="4.54cm" svg:d="M152121 23869v-2168h-9497v-17161" svg:viewBox="0 0 9498 19330">
          <text:p/>
        </draw:connector>
        <draw:connector draw:style-name="gr23" draw:text-style-name="P1" draw:layer="layout" draw:line-skew="-2.493cm" svg:x1="149.851cm" svg:y1="20.115cm" svg:x2="146.718cm" svg:y2="8.968cm" svg:d="M149851 20115v-8066h-3133v-3081" svg:viewBox="0 0 3134 11148">
          <text:p/>
        </draw:connector>
        <draw:connector draw:style-name="gr27" draw:text-style-name="P1" draw:layer="layout" draw:line-skew="1.78cm" svg:x1="157.01cm" svg:y1="20.115cm" svg:x2="151.899cm" svg:y2="14.901cm" svg:d="M157010 20115v-827h-5111v-4387" svg:viewBox="0 0 5112 5215">
          <text:p/>
        </draw:connector>
        <draw:line draw:style-name="gr3" draw:text-style-name="P1" draw:layer="layout" svg:x1="165.084cm" svg:y1="9.001cm" svg:x2="165.084cm" svg:y2="12.049cm">
          <text:p/>
        </draw:line>
        <draw:line draw:style-name="gr28" draw:text-style-name="P1" draw:layer="layout" svg:x1="150.352cm" svg:y1="12.049cm" svg:x2="150.352cm" svg:y2="20.05cm">
          <text:p/>
        </draw:line>
        <draw:line draw:style-name="gr28" draw:text-style-name="P1" draw:layer="layout" svg:x1="150.352cm" svg:y1="12.049cm" svg:x2="165.084cm" svg:y2="12.049cm">
          <text:p/>
        </draw:line>
        <draw:line draw:style-name="gr29" draw:text-style-name="P1" draw:layer="layout" svg:x1="6.08cm" svg:y1="20cm" svg:x2="163.56cm" svg:y2="20.0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5.459cm" fo:margin-right="11.703cm" fo:page-width="177.8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06T09:56:49.272000000</meta:creation-date>
    <dc:date>2020-07-07T18:05:59.380000000</dc:date>
    <meta:editing-duration>PT4H58M47S</meta:editing-duration>
    <meta:editing-cycles>157</meta:editing-cycles>
    <meta:generator>LibreOffice/6.4.4.2$Windows_X86_64 LibreOffice_project/3d775be2011f3886db32dfd395a6a6d1ca2630ff</meta:generator>
    <meta:document-statistic meta:object-count="103"/>
  </office:meta>
</office:document-meta>
</file>